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tkinson Hyperlegible" fo:font-size="20pt" officeooo:paragraph-rsid="0010a1ac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tkinson Hyperlegible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Atkinson Hyperlegible" fo:font-size="20pt" officeooo:rsid="0010a1ac" officeooo:paragraph-rsid="0010a1ac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Atkinson Hyperlegible" fo:font-size="20pt" officeooo:paragraph-rsid="00121e6e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tkinson Hyperlegible" fo:font-size="20pt" officeooo:rsid="0010a1ac" officeooo:paragraph-rsid="00121e6e" style:font-size-asian="20pt" style:font-size-complex="20pt"/>
    </style:style>
    <style:style style:name="T1" style:family="text">
      <style:text-properties officeooo:rsid="00121e6e"/>
    </style:style>
    <style:style style:name="T2" style:family="text">
      <style:text-properties officeooo:rsid="0010a1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 te adoro, dulcísimo Corazón</text:p>
      <text:p text:style-name="P2"/>
      <text:p text:style-name="P2"/>
      <text:p text:style-name="P3"><text:span text:style-name="T1">D</text:span>m <text:s text:c="5"/><text:span text:style-name="T1">A</text:span> <text:span text:style-name="T1">D</text:span>m</text:p>
      <text:p text:style-name="P1">Yo te ado ro,</text:p>
      <text:p text:style-name="P1"><text:s/><text:span text:style-name="T1">G</text:span><text:span text:style-name="T2">m <text:s text:c="14"/></text:span><text:span text:style-name="T1">A</text:span></text:p>
      <text:p text:style-name="P1">dulcísimo Corazón</text:p>
      <text:p text:style-name="P3"><text:span text:style-name="T1">D</text:span>m <text:span text:style-name="T1">G</text:span>m <text:s text:c="3"/><text:span text:style-name="T1">A</text:span> <text:s text:c="7"/><text:span text:style-name="T1">D</text:span>m <text:s text:c="4"/></text:p>
      <text:p text:style-name="P1">dul <text:s text:c="2"/>cí <text:s/>simo, dulcísimo</text:p>
      <text:p text:style-name="P3"><text:span text:style-name="T1"><text:s text:c="5"/>C</text:span> <text:s text:c="19"/><text:span text:style-name="T1">D</text:span>m <text:s text:c="2"/><text:span text:style-name="T1">C</text:span></text:p>
      <text:p text:style-name="P1">Corazón de Jesús</text:p>
      <text:p text:style-name="P1"><text:span text:style-name="T1">F</text:span><text:span text:style-name="T2"> <text:s text:c="19"/></text:span><text:span text:style-name="T1">C</text:span></text:p>
      <text:p text:style-name="P1">inflama mi corazón</text:p>
      <text:p text:style-name="P1"><text:s text:c="23"/><text:span text:style-name="T1">F</text:span></text:p>
      <text:p text:style-name="P1">inflama mi corazón</text:p>
      <text:p text:style-name="P1"><text:s text:c="11"/><text:span text:style-name="T1">F</text:span><text:span text:style-name="T2">m <text:s text:c="4"/></text:span><text:span text:style-name="T1">F Bb</text:span></text:p>
      <text:p text:style-name="P1"><text:span text:style-name="T2">e</text:span>n el amor divi no</text:p>
      <text:p text:style-name="P3"><text:s text:c="4"/><text:span text:style-name="T1">F</text:span> <text:span text:style-name="T1">G</text:span>m <text:s text:c="3"/><text:span text:style-name="T1">D</text:span>m <text:s/><text:span text:style-name="T1">C</text:span> <text:s/><text:span text:style-name="T1">F</text:span></text:p>
      <text:p text:style-name="P1">en que te <text:s text:c="3"/>abra <text:s text:c="4"/>sas.</text:p>
      <text:p text:style-name="P4"><text:s text:c="11"/><text:span text:style-name="T1">F</text:span><text:span text:style-name="T2">m <text:s text:c="4"/></text:span><text:span text:style-name="T1">F Bb</text:span></text:p>
      <text:p text:style-name="P4"><text:span text:style-name="T1">E</text:span>n el amor divi no</text:p>
      <text:p text:style-name="P5"><text:s text:c="4"/><text:span text:style-name="T1">F</text:span> <text:span text:style-name="T1">G</text:span>m <text:s text:c="3"/><text:span text:style-name="T1">D</text:span>m <text:s/><text:span text:style-name="T1">C</text:span> <text:s/><text:span text:style-name="T1">F</text:span></text:p>
      <text:p text:style-name="P4">en que te <text:s text:c="3"/>abra <text:s text:c="4"/>s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33:40.816785653</meta:creation-date>
    <dc:date>2025-02-11T14:58:28.525787017</dc:date>
    <meta:editing-duration>PT10M37S</meta:editing-duration>
    <meta:editing-cycles>1</meta:editing-cycles>
    <meta:document-statistic meta:table-count="0" meta:image-count="0" meta:object-count="0" meta:page-count="1" meta:paragraph-count="21" meta:word-count="75" meta:character-count="443" meta:non-whitespace-character-count="221"/>
    <meta:generator>LibreOffice/24.8.4.2$Linux_X86_64 LibreOffice_project/480$Build-2</meta:generator>
  </office:meta>
</office:document-meta>
</file>